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variant="normal" fo:text-transform="none" fo:color="#505050" style:font-name="OpenSans" fo:font-size="9pt" fo:letter-spacing="normal" fo:font-style="normal" fo:font-weight="normal" officeooo:rsid="00211bc5" officeooo:paragraph-rsid="00211bc5"/>
    </style:style>
    <style:style style:name="P2" style:family="paragraph" style:parent-style-name="Header">
      <style:text-properties fo:font-variant="normal" fo:text-transform="none" fo:color="#505050" style:font-name="OpenSans" fo:font-size="9pt" fo:letter-spacing="normal" fo:font-style="normal" fo:font-weight="normal" officeooo:rsid="00211bc5" officeooo:paragraph-rsid="0022b0b9"/>
    </style:style>
    <style:style style:name="P3" style:family="paragraph" style:parent-style-name="Header">
      <style:text-properties fo:font-variant="normal" fo:text-transform="none" fo:color="#505050" style:font-name="OpenSans" fo:font-size="9pt" fo:letter-spacing="normal" fo:font-style="normal" fo:font-weight="normal" officeooo:rsid="0024887e" officeooo:paragraph-rsid="0024887e"/>
    </style:style>
    <style:style style:name="P4" style:family="paragraph" style:parent-style-name="Header">
      <style:text-properties fo:font-variant="normal" fo:text-transform="none" fo:color="#505050" style:font-name="OpenSans" fo:font-size="11pt" fo:letter-spacing="normal" fo:font-style="normal" fo:font-weight="bold" officeooo:rsid="0022b0b9" officeooo:paragraph-rsid="0022b0b9" style:font-size-asian="11pt" style:font-weight-asian="bold" style:font-size-complex="11pt" style:font-weight-complex="bold"/>
    </style:style>
    <style:style style:name="P5" style:family="paragraph" style:parent-style-name="Header">
      <style:text-properties fo:font-variant="normal" fo:text-transform="none" fo:color="#505050" style:font-name="OpenSans" fo:font-size="11pt" fo:letter-spacing="normal" fo:font-style="normal" fo:font-weight="bold" officeooo:rsid="00211bc5" officeooo:paragraph-rsid="0022b0b9" style:font-size-asian="11pt" style:font-weight-asian="bold" style:font-size-complex="11pt" style:font-weight-complex="bold"/>
    </style:style>
    <style:style style:name="P6" style:family="paragraph" style:parent-style-name="Header">
      <style:text-properties fo:font-size="11pt" fo:font-weight="bold" officeooo:rsid="00211bc5" officeooo:paragraph-rsid="0022b0b9" style:font-size-asian="11pt" style:font-weight-asian="bold" style:font-size-complex="11pt" style:font-weight-complex="bold"/>
    </style:style>
    <style:style style:name="P7" style:family="paragraph" style:parent-style-name="Standard">
      <style:text-properties officeooo:paragraph-rsid="00169ccf"/>
    </style:style>
    <style:style style:name="P8" style:family="paragraph" style:parent-style-name="Standard">
      <style:text-properties fo:font-size="14pt" officeooo:rsid="00169ccf" officeooo:paragraph-rsid="00169ccf" style:font-size-asian="12.25pt" style:font-size-complex="14pt"/>
    </style:style>
    <style:style style:name="P9" style:family="paragraph" style:parent-style-name="Standard">
      <style:text-properties fo:font-size="10pt" fo:font-weight="bold" officeooo:rsid="00169ccf" officeooo:paragraph-rsid="00169ccf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paragraph-rsid="00169ccf"/>
    </style:style>
    <style:style style:name="P11" style:family="paragraph" style:parent-style-name="Standard">
      <style:text-properties fo:font-size="10pt" fo:font-weight="bold" officeooo:rsid="00169ccf" officeooo:paragraph-rsid="001801a1" style:font-size-asian="9pt" style:font-weight-asian="bold" style:font-size-complex="9pt" style:font-weight-complex="bold"/>
    </style:style>
    <style:style style:name="P12" style:family="paragraph" style:parent-style-name="Standard">
      <style:text-properties fo:font-size="10pt" fo:font-weight="bold" officeooo:rsid="001801a1" officeooo:paragraph-rsid="001801a1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000000" style:font-name="Droid Sans Mono" fo:font-size="11pt" fo:font-weight="bold" officeooo:rsid="00169ccf" officeooo:paragraph-rsid="00169ccf" fo:background-color="#fffffe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0000" style:font-name="Droid Sans Mono" fo:font-size="11pt" fo:font-weight="bold" officeooo:rsid="001801a1" officeooo:paragraph-rsid="001801a1" fo:background-color="#fffffe" style:font-size-asian="11pt" style:font-weight-asian="bold" style:font-size-complex="11pt" style:font-weight-complex="bold"/>
    </style:style>
    <style:style style:name="P15" style:family="paragraph" style:parent-style-name="Standard">
      <style:paragraph-properties style:line-height-at-least="0.1665in"/>
      <style:text-properties fo:color="#000000" style:font-name="Droid Sans Mono" fo:font-size="11pt" fo:font-weight="bold" fo:background-color="#fffffe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fo:font-size="9pt" fo:font-weight="bold" officeooo:paragraph-rsid="00190571"/>
    </style:style>
    <style:style style:name="P17" style:family="paragraph" style:parent-style-name="Standard">
      <style:text-properties fo:color="#000000" fo:font-size="9pt" fo:font-weight="bold" officeooo:paragraph-rsid="001fba3a"/>
    </style:style>
    <style:style style:name="P18" style:family="paragraph" style:parent-style-name="Standard">
      <style:paragraph-properties style:line-height-at-least="0.1665in"/>
      <style:text-properties fo:color="#000000" fo:font-size="11pt" fo:font-weight="bold" fo:background-color="#fffffe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fo:font-size="11pt" fo:font-weight="bold" officeooo:paragraph-rsid="001fba3a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000000" fo:font-size="11pt" fo:font-weight="bold" officeooo:paragraph-rsid="001801a1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0000" fo:font-size="11pt" fo:font-weight="bold" officeooo:paragraph-rsid="00190571" style:font-size-asian="11pt" style:font-weight-asian="bold" style:font-size-complex="11pt" style:font-weight-complex="bold"/>
    </style:style>
    <style:style style:name="P22" style:family="paragraph" style:parent-style-name="Standard">
      <style:text-properties fo:color="#000000" fo:font-size="11pt" fo:font-weight="bold" officeooo:rsid="001c3a20" officeooo:paragraph-rsid="001c3a20" style:font-size-asian="11pt" style:font-weight-asian="bold" style:font-size-complex="11pt" style:font-weight-complex="bold"/>
    </style:style>
    <style:style style:name="P2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c3a20" officeooo:paragraph-rsid="001c3a20"/>
    </style:style>
    <style:style style:name="P2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e107c" officeooo:paragraph-rsid="001e107c"/>
    </style:style>
    <style:style style:name="P2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f8d5b"/>
    </style:style>
    <style:style style:name="P2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fba3a" officeooo:paragraph-rsid="001fba3a"/>
    </style:style>
    <style:style style:name="P2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fba3a" officeooo:paragraph-rsid="0022b0b9"/>
    </style:style>
    <style:style style:name="P2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11bc5" officeooo:paragraph-rsid="0025bf3c" style:font-size-asian="11pt" style:font-weight-asian="bold" style:font-size-complex="11pt" style:font-weight-complex="bold"/>
    </style:style>
    <style:style style:name="P29" style:family="paragraph" style:parent-style-name="Standard">
      <style:text-properties fo:font-variant="normal" fo:text-transform="none" fo:color="#505050" style:font-name="OpenSans" fo:font-size="11pt" fo:letter-spacing="normal" fo:font-style="normal" fo:font-weight="bold" officeooo:rsid="001c3a20" officeooo:paragraph-rsid="001c3a20" style:font-size-asian="11pt" style:font-weight-asian="bold" style:font-size-complex="11pt" style:font-weight-complex="bold"/>
    </style:style>
    <style:style style:name="P30" style:family="paragraph" style:parent-style-name="Standard">
      <style:text-properties fo:font-variant="normal" fo:text-transform="none" fo:color="#505050" style:font-name="OpenSans" fo:font-size="11pt" fo:letter-spacing="normal" fo:font-style="normal" fo:font-weight="bold" officeooo:rsid="001e107c" officeooo:paragraph-rsid="001e107c" style:font-size-asian="11pt" style:font-weight-asian="bold" style:font-size-complex="11pt" style:font-weight-complex="bold"/>
    </style:style>
    <style:style style:name="P31" style:family="paragraph" style:parent-style-name="Standard">
      <style:text-properties fo:font-variant="normal" fo:text-transform="none" fo:color="#505050" style:font-name="OpenSans" fo:font-size="11pt" fo:letter-spacing="normal" fo:font-style="normal" fo:font-weight="bold" officeooo:rsid="001e107c" officeooo:paragraph-rsid="0022b0b9" style:font-size-asian="11pt" style:font-weight-asian="bold" style:font-size-complex="11pt" style:font-weight-complex="bold"/>
    </style:style>
    <style:style style:name="P32" style:family="paragraph" style:parent-style-name="Standard">
      <style:text-properties fo:font-variant="normal" fo:text-transform="none" fo:color="#505050" style:font-name="OpenSans" fo:font-size="11pt" fo:letter-spacing="normal" fo:font-style="normal" fo:font-weight="bold" officeooo:paragraph-rsid="001f8d5b" style:font-size-asian="11pt" style:font-weight-asian="bold" style:font-size-complex="11pt" style:font-weight-complex="bold"/>
    </style:style>
    <style:style style:name="P33" style:family="paragraph" style:parent-style-name="Standard">
      <style:text-properties fo:font-variant="normal" fo:text-transform="none" fo:color="#505050" style:font-name="OpenSans" fo:font-size="11pt" fo:letter-spacing="normal" fo:font-style="normal" fo:font-weight="bold" officeooo:rsid="001fba3a" officeooo:paragraph-rsid="001fba3a" style:font-size-asian="11pt" style:font-weight-asian="bold" style:font-size-complex="11pt" style:font-weight-complex="bold"/>
    </style:style>
    <style:style style:name="P34" style:family="paragraph" style:parent-style-name="Standard">
      <style:text-properties fo:font-variant="normal" fo:text-transform="none" fo:color="#505050" style:font-name="OpenSans" fo:font-size="11pt" fo:letter-spacing="normal" fo:font-style="normal" fo:font-weight="bold" officeooo:rsid="001fba3a" officeooo:paragraph-rsid="0022b0b9" style:font-size-asian="11pt" style:font-weight-asian="bold" style:font-size-complex="11pt" style:font-weight-complex="bold"/>
    </style:style>
    <style:style style:name="P35" style:family="paragraph" style:parent-style-name="Standard">
      <style:text-properties fo:font-variant="normal" fo:text-transform="none" fo:color="#505050" style:font-name="OpenSans" fo:font-size="11pt" fo:letter-spacing="normal" fo:font-style="normal" fo:font-weight="bold" officeooo:rsid="0022b0b9" officeooo:paragraph-rsid="0022b0b9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fo:font-weight="bold" officeooo:paragraph-rsid="00169ccf" style:font-size-asian="11pt" style:font-weight-asian="bold" style:font-size-complex="11pt" style:font-weight-complex="bold"/>
    </style:style>
    <style:style style:name="P37" style:family="paragraph" style:parent-style-name="Standard">
      <style:text-properties fo:font-size="11pt" fo:font-weight="bold" officeooo:rsid="00169ccf" officeooo:paragraph-rsid="00169ccf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bold" officeooo:rsid="00169ccf" officeooo:paragraph-rsid="001801a1" style:font-size-asian="11pt" style:font-weight-asian="bold" style:font-size-complex="11pt" style:font-weight-complex="bold"/>
    </style:style>
    <style:style style:name="P39" style:family="paragraph" style:parent-style-name="Standard">
      <style:text-properties fo:font-size="11pt" fo:font-weight="bold" officeooo:rsid="001c3a20" officeooo:paragraph-rsid="001c3a20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505050" style:font-name="OpenSans" fo:letter-spacing="normal" fo:font-style="normal"/>
    </style:style>
    <style:style style:name="T2" style:family="text">
      <style:text-properties fo:font-variant="normal" fo:text-transform="none" fo:color="#505050" style:font-name="OpenSans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505050" style:font-name="OpenSans" fo:letter-spacing="normal" fo:font-style="normal" fo:font-weight="bold" officeooo:rsid="001c3a20" style:font-weight-asian="bold" style:font-weight-complex="bold"/>
    </style:style>
    <style:style style:name="T4" style:family="text">
      <style:text-properties fo:font-variant="normal" fo:text-transform="none" fo:color="#505050" style:font-name="OpenSans" fo:letter-spacing="normal" fo:font-style="normal" officeooo:rsid="00169ccf"/>
    </style:style>
    <style:style style:name="T5" style:family="text">
      <style:text-properties fo:font-variant="normal" fo:text-transform="none" fo:color="#505050" style:font-name="OpenSans" fo:letter-spacing="normal" fo:font-style="normal" style:font-weight-asian="bold" style:font-weight-complex="bold"/>
    </style:style>
    <style:style style:name="T6" style:family="text">
      <style:text-properties fo:font-variant="normal" fo:text-transform="none" fo:color="#505050" style:font-name="OpenSans" fo:letter-spacing="normal" fo:font-style="normal" officeooo:rsid="001c3a20" style:font-weight-asian="bold" style:font-weight-complex="bold"/>
    </style:style>
    <style:style style:name="T7" style:family="text">
      <style:text-properties fo:font-variant="normal" fo:text-transform="none" fo:color="#505050" style:font-name="OpenSans" fo:letter-spacing="normal" fo:font-style="normal" officeooo:rsid="00190571" style:font-weight-asian="bold" style:font-weight-complex="bold"/>
    </style:style>
    <style:style style:name="T8" style:family="text">
      <style:text-properties fo:font-variant="normal" fo:text-transform="none" fo:color="#505050" style:font-name="OpenSans" fo:letter-spacing="normal" fo:font-style="normal" officeooo:rsid="001fba3a" style:font-weight-asian="bold" style:font-weight-complex="bold"/>
    </style:style>
    <style:style style:name="T9" style:family="text">
      <style:text-properties fo:font-variant="normal" fo:text-transform="none" fo:color="#505050" style:font-name="OpenSans" fo:letter-spacing="normal" fo:font-style="normal" officeooo:rsid="001e107c" style:font-weight-asian="bold" style:font-weight-complex="bold"/>
    </style:style>
    <style:style style:name="T10" style:family="text">
      <style:text-properties fo:font-variant="normal" fo:text-transform="none" fo:color="#505050" style:font-name="OpenSans" fo:letter-spacing="normal" fo:font-style="normal" officeooo:rsid="001801a1"/>
    </style:style>
    <style:style style:name="T11" style:family="text">
      <style:text-properties fo:font-variant="normal" fo:text-transform="none" fo:color="#505050" style:font-name="OpenSans" fo:letter-spacing="normal" fo:font-style="normal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505050" style:font-name="OpenSans" fo:letter-spacing="normal" fo:font-style="normal" style:font-size-asian="10pt" style:font-size-complex="10pt"/>
    </style:style>
    <style:style style:name="T13" style:family="text">
      <style:text-properties fo:font-variant="normal" fo:text-transform="none" fo:color="#505050" style:font-name="OpenSans" fo:letter-spacing="normal" fo:font-style="normal" officeooo:rsid="001801a1" style:font-size-asian="10pt" style:font-size-complex="10pt"/>
    </style:style>
    <style:style style:name="T14" style:family="text">
      <style:text-properties fo:font-variant="normal" fo:text-transform="none" fo:color="#505050" style:font-name="OpenSans" fo:letter-spacing="normal" fo:font-style="normal" officeooo:rsid="00169ccf" style:font-size-asian="10pt" style:font-size-complex="10pt"/>
    </style:style>
    <style:style style:name="T15" style:family="text">
      <style:text-properties fo:font-variant="normal" fo:text-transform="none" fo:color="#505050" style:font-name="OpenSans" fo:letter-spacing="normal" fo:font-style="normal" officeooo:rsid="001e107c" style:font-size-asian="10pt" style:font-size-complex="10pt"/>
    </style:style>
    <style:style style:name="T16" style:family="text">
      <style:text-properties fo:font-variant="normal" fo:text-transform="none" fo:color="#505050" style:font-name="OpenSans" fo:letter-spacing="normal" fo:font-style="normal" officeooo:rsid="00190571"/>
    </style:style>
    <style:style style:name="T17" style:family="text">
      <style:text-properties fo:font-variant="normal" fo:text-transform="none" fo:color="#505050" style:font-name="OpenSans" fo:letter-spacing="normal" fo:font-style="normal" officeooo:rsid="001c3a20"/>
    </style:style>
    <style:style style:name="T18" style:family="text">
      <style:text-properties fo:font-variant="normal" fo:text-transform="none" fo:color="#505050" style:font-name="OpenSans" fo:letter-spacing="normal" fo:font-style="normal" officeooo:rsid="001e107c"/>
    </style:style>
    <style:style style:name="T19" style:family="text">
      <style:text-properties fo:font-variant="normal" fo:text-transform="none" fo:color="#505050" style:font-name="OpenSans" fo:letter-spacing="normal" fo:font-style="normal" officeooo:rsid="001fba3a"/>
    </style:style>
    <style:style style:name="T20" style:family="text">
      <style:text-properties fo:font-variant="normal" fo:text-transform="none" fo:color="#505050" style:font-name="OpenSans" fo:font-size="10pt" fo:letter-spacing="normal" fo:font-style="normal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505050" style:font-name="OpenSans" fo:font-size="10pt" fo:letter-spacing="normal" fo:font-style="normal" fo:font-weight="bold" officeooo:rsid="001c3a20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505050" style:font-name="OpenSans" fo:font-size="10pt" fo:letter-spacing="normal" fo:font-style="normal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505050" style:font-name="OpenSans" fo:font-size="10pt" fo:letter-spacing="normal" fo:font-style="normal" officeooo:rsid="00190571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505050" style:font-name="OpenSans" fo:font-size="10pt" fo:letter-spacing="normal" fo:font-style="normal" officeooo:rsid="001c3a20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505050" style:font-name="OpenSans" fo:font-size="10pt" fo:letter-spacing="normal" fo:font-style="normal" officeooo:rsid="001e107c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505050" style:font-name="OpenSans" fo:font-size="10pt" fo:letter-spacing="normal" fo:font-style="normal" officeooo:rsid="001fba3a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505050" style:font-name="OpenSans" fo:font-size="11pt" fo:letter-spacing="normal" fo:font-style="normal" fo:font-weight="bold" style:font-size-asian="11pt" style:font-weight-asian="bold" style:font-size-complex="11pt" style:font-weight-complex="bold"/>
    </style:style>
    <style:style style:name="T28" style:family="text">
      <style:text-properties fo:font-variant="normal" fo:text-transform="none" fo:color="#505050" style:font-name="OpenSans" fo:font-size="11pt" fo:letter-spacing="normal" fo:font-style="normal" fo:font-weight="bold" officeooo:rsid="001c3a20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color="#505050" style:font-name="OpenSans" fo:font-size="11pt" fo:letter-spacing="normal" fo:font-style="normal" style:font-size-asian="11pt" style:font-size-complex="11pt"/>
    </style:style>
    <style:style style:name="T30" style:family="text">
      <style:text-properties fo:font-variant="normal" fo:text-transform="none" fo:color="#505050" style:font-name="OpenSans" fo:font-size="11pt" fo:letter-spacing="normal" fo:font-style="normal" officeooo:rsid="001c3a20" style:font-size-asian="11pt" style:font-size-complex="11pt"/>
    </style:style>
    <style:style style:name="T31" style:family="text">
      <style:text-properties fo:font-variant="normal" fo:text-transform="none" fo:color="#505050" style:font-name="OpenSans" fo:font-size="11pt" fo:letter-spacing="normal" fo:font-style="normal" officeooo:rsid="001801a1" style:font-size-asian="11pt" style:font-size-complex="11pt"/>
    </style:style>
    <style:style style:name="T32" style:family="text">
      <style:text-properties fo:font-variant="normal" fo:text-transform="none" fo:color="#505050" style:font-name="OpenSans" fo:font-size="11pt" fo:letter-spacing="normal" fo:font-style="normal" officeooo:rsid="00169ccf" style:font-size-asian="11pt" style:font-size-complex="11pt"/>
    </style:style>
    <style:style style:name="T33" style:family="text">
      <style:text-properties fo:font-variant="normal" fo:text-transform="none" fo:color="#505050" style:font-name="OpenSans" fo:font-size="11pt" fo:letter-spacing="normal" fo:font-style="normal" officeooo:rsid="00190571" style:font-size-asian="11pt" style:font-size-complex="11pt"/>
    </style:style>
    <style:style style:name="T34" style:family="text">
      <style:text-properties fo:font-variant="normal" fo:text-transform="none" fo:color="#505050" style:font-name="OpenSans" fo:font-size="11pt" fo:letter-spacing="normal" fo:font-style="normal" officeooo:rsid="001e107c" style:font-size-asian="11pt" style:font-size-complex="11pt"/>
    </style:style>
    <style:style style:name="T35" style:family="text">
      <style:text-properties fo:font-variant="normal" fo:text-transform="none" fo:color="#505050" style:font-name="OpenSans" fo:font-size="11pt" fo:letter-spacing="normal" fo:font-style="normal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505050" style:font-name="OpenSans" fo:font-size="11pt" fo:letter-spacing="normal" fo:font-style="normal" officeooo:rsid="001c3a20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505050" style:font-name="OpenSans" fo:font-size="11pt" fo:letter-spacing="normal" fo:font-style="normal" officeooo:rsid="00190571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505050" style:font-name="OpenSans" fo:font-size="11pt" fo:letter-spacing="normal" fo:font-style="normal" officeooo:rsid="001e107c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style:font-name="OpenSans" fo:letter-spacing="normal" fo:font-style="normal"/>
    </style:style>
    <style:style style:name="T40" style:family="text">
      <style:text-properties fo:font-variant="normal" fo:text-transform="none" style:font-name="OpenSans" fo:letter-spacing="normal" fo:font-style="normal" officeooo:rsid="001801a1" style:font-weight-asian="bold" style:font-weight-complex="bold"/>
    </style:style>
    <style:style style:name="T41" style:family="text">
      <style:text-properties fo:font-variant="normal" fo:text-transform="none" style:font-name="OpenSans" fo:letter-spacing="normal" fo:font-style="normal" officeooo:rsid="00190571" style:font-weight-asian="bold" style:font-weight-complex="bold"/>
    </style:style>
    <style:style style:name="T42" style:family="text">
      <style:text-properties fo:font-variant="normal" fo:text-transform="none" style:font-name="OpenSans" fo:letter-spacing="normal" fo:font-style="normal" officeooo:rsid="001801a1"/>
    </style:style>
    <style:style style:name="T43" style:family="text">
      <style:text-properties fo:font-variant="normal" fo:text-transform="none" style:font-name="OpenSans" fo:letter-spacing="normal" fo:font-style="normal" officeooo:rsid="001c3a20"/>
    </style:style>
    <style:style style:name="T44" style:family="text">
      <style:text-properties fo:font-variant="normal" fo:text-transform="none" style:font-name="OpenSans" fo:letter-spacing="normal" fo:font-style="normal" officeooo:rsid="001e107c"/>
    </style:style>
    <style:style style:name="T45" style:family="text">
      <style:text-properties fo:font-variant="normal" fo:text-transform="none" style:font-name="OpenSans" fo:letter-spacing="normal" fo:font-style="normal" officeooo:rsid="001fba3a"/>
    </style:style>
    <style:style style:name="T46" style:family="text">
      <style:text-properties fo:font-variant="normal" fo:text-transform="none" style:font-name="OpenSans" fo:font-size="10pt" fo:letter-spacing="normal" fo:font-style="normal" officeooo:rsid="001801a1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style:font-name="OpenSans" fo:font-size="10pt" fo:letter-spacing="normal" fo:font-style="normal" officeooo:rsid="00190571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style:font-name="OpenSans" fo:font-size="11pt" fo:letter-spacing="normal" fo:font-style="normal" officeooo:rsid="001801a1" style:font-size-asian="11pt" style:font-weight-asian="bold" style:font-size-complex="11pt" style:font-weight-complex="bold"/>
    </style:style>
    <style:style style:name="T49" style:family="text">
      <style:text-properties fo:font-variant="normal" fo:text-transform="none" style:font-name="OpenSans" fo:font-size="11pt" fo:letter-spacing="normal" fo:font-style="normal" officeooo:rsid="00190571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style:font-name="OpenSans" fo:font-size="11pt" fo:letter-spacing="normal" fo:font-style="normal" officeooo:rsid="001801a1" style:font-size-asian="11pt" style:font-size-complex="11pt"/>
    </style:style>
    <style:style style:name="T51" style:family="text">
      <style:text-properties fo:font-variant="normal" fo:text-transform="none" style:font-name="OpenSans" fo:font-size="11pt" fo:letter-spacing="normal" fo:font-style="normal" officeooo:rsid="00190571" style:font-size-asian="11pt" style:font-size-complex="11pt"/>
    </style:style>
    <style:style style:name="T52" style:family="text">
      <style:text-properties fo:font-weight="bold" officeooo:rsid="00169ccf" style:font-weight-asian="bold" style:font-weight-complex="bold"/>
    </style:style>
    <style:style style:name="T53" style:family="text">
      <style:text-properties fo:font-style="normal" fo:font-weight="bold" officeooo:rsid="00169ccf" style:font-style-asian="normal" style:font-weight-asian="bold" style:font-style-complex="normal" style:font-weight-complex="bold"/>
    </style:style>
    <style:style style:name="T54" style:family="text">
      <style:text-properties fo:font-size="10pt" style:font-size-asian="10pt" style:font-weight-asian="bold" style:font-size-complex="10pt" style:font-weight-complex="bold"/>
    </style:style>
    <style:style style:name="T55" style:family="text">
      <style:text-properties fo:font-size="10pt" officeooo:rsid="001d882f" style:font-size-asian="10pt" style:font-weight-asian="bold" style:font-size-complex="10pt" style:font-weight-complex="bold"/>
    </style:style>
    <style:style style:name="T56" style:family="text">
      <style:text-properties fo:font-size="10pt" officeooo:rsid="001e5fb6" style:font-size-asian="10pt" style:font-weight-asian="bold" style:font-size-complex="10pt" style:font-weight-complex="bold"/>
    </style:style>
    <style:style style:name="T57" style:family="text">
      <style:text-properties fo:font-size="10pt" officeooo:rsid="001f8d5b" style:font-size-asian="10pt" style:font-weight-asian="bold" style:font-size-complex="10pt" style:font-weight-complex="bold"/>
    </style:style>
    <style:style style:name="T58" style:family="text">
      <style:text-properties fo:font-size="10pt" officeooo:rsid="0022b0b9" style:font-size-asian="10pt" style:font-weight-asian="bold" style:font-size-complex="10pt" style:font-weight-complex="bold"/>
    </style:style>
    <style:style style:name="T59" style:family="text">
      <style:text-properties fo:font-size="10pt" fo:font-style="normal" fo:font-weight="bold" officeooo:rsid="00169ccf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fo:font-size="10pt" fo:font-weight="bold" officeooo:rsid="00169ccf" style:font-size-asian="10pt" style:font-weight-asian="bold" style:font-size-complex="10pt" style:font-weight-complex="bold"/>
    </style:style>
    <style:style style:name="T61" style:family="text">
      <style:text-properties officeooo:rsid="00169ccf" style:font-size-asian="10pt" style:font-weight-asian="bold" style:font-size-complex="10pt" style:font-weight-complex="bold"/>
    </style:style>
    <style:style style:name="T62" style:family="text">
      <style:text-properties style:font-size-asian="10pt" style:font-size-complex="10pt"/>
    </style:style>
    <style:style style:name="T63" style:family="text">
      <style:text-properties officeooo:rsid="001801a1" style:font-size-asian="10pt" style:font-size-complex="10pt"/>
    </style:style>
    <style:style style:name="T64" style:family="text">
      <style:text-properties style:font-name="Droid Sans Mono"/>
    </style:style>
    <style:style style:name="T65" style:family="text">
      <style:text-properties officeooo:rsid="001801a1"/>
    </style:style>
    <style:style style:name="T66" style:family="text">
      <style:text-properties style:font-weight-asian="bold" style:font-weight-complex="bold"/>
    </style:style>
    <style:style style:name="T67" style:family="text">
      <style:text-properties officeooo:rsid="00169ccf" style:font-weight-asian="bold" style:font-weight-complex="bold"/>
    </style:style>
    <style:style style:name="T68" style:family="text">
      <style:text-properties officeooo:rsid="001d882f" style:font-weight-asian="bold" style:font-weight-complex="bold"/>
    </style:style>
    <style:style style:name="T69" style:family="text">
      <style:text-properties officeooo:rsid="001e5fb6" style:font-weight-asian="bold" style:font-weight-complex="bold"/>
    </style:style>
    <style:style style:name="T70" style:family="text">
      <style:text-properties officeooo:rsid="001f8d5b" style:font-weight-asian="bold" style:font-weight-complex="bold"/>
    </style:style>
    <style:style style:name="T71" style:family="text">
      <style:text-properties officeooo:rsid="0022b0b9" style:font-weight-asian="bold" style:font-weight-complex="bold"/>
    </style:style>
    <style:style style:name="T72" style:family="text">
      <style:text-properties officeooo:rsid="001d882f"/>
    </style:style>
    <style:style style:name="T73" style:family="text">
      <style:text-properties officeooo:rsid="001e5fb6"/>
    </style:style>
    <style:style style:name="T74" style:family="text">
      <style:text-properties officeooo:rsid="001f8d5b"/>
    </style:style>
    <style:style style:name="T75" style:family="text">
      <style:text-properties officeooo:rsid="0022b0b9"/>
    </style:style>
    <style:style style:name="T76" style:family="text">
      <style:text-properties fo:font-size="11pt" style:font-size-asian="11pt" style:font-size-complex="11pt"/>
    </style:style>
    <style:style style:name="T77" style:family="text">
      <style:text-properties fo:font-size="11pt" officeooo:rsid="001801a1" style:font-size-asian="11pt" style:font-size-complex="11pt"/>
    </style:style>
    <style:style style:name="T78" style:family="text">
      <style:text-properties fo:font-size="11pt" officeooo:rsid="00169ccf" style:font-size-asian="11pt" style:font-size-complex="11pt"/>
    </style:style>
    <style:style style:name="T79" style:family="text">
      <style:text-properties fo:font-size="11pt" officeooo:rsid="001d882f" style:font-size-asian="11pt" style:font-size-complex="11pt"/>
    </style:style>
    <style:style style:name="T80" style:family="text">
      <style:text-properties fo:font-size="11pt" officeooo:rsid="001e5fb6" style:font-size-asian="11pt" style:font-size-complex="11pt"/>
    </style:style>
    <style:style style:name="T81" style:family="text">
      <style:text-properties fo:font-size="11pt" officeooo:rsid="001f8d5b" style:font-size-asian="11pt" style:font-size-complex="11pt"/>
    </style:style>
    <style:style style:name="T82" style:family="text">
      <style:text-properties fo:font-size="11pt" officeooo:rsid="0022b0b9" style:font-size-asian="11pt" style:font-size-complex="11pt"/>
    </style:style>
    <style:style style:name="T83" style:family="text">
      <style:text-properties fo:font-size="11pt" style:font-size-asian="11pt" style:font-weight-asian="bold" style:font-size-complex="11pt" style:font-weight-complex="bold"/>
    </style:style>
    <style:style style:name="T84" style:family="text">
      <style:text-properties fo:font-size="11pt" officeooo:rsid="00169ccf" style:font-size-asian="11pt" style:font-weight-asian="bold" style:font-size-complex="11pt" style:font-weight-complex="bold"/>
    </style:style>
    <style:style style:name="T85" style:family="text">
      <style:text-properties fo:font-size="11pt" officeooo:rsid="001d882f" style:font-size-asian="11pt" style:font-weight-asian="bold" style:font-size-complex="11pt" style:font-weight-complex="bold"/>
    </style:style>
    <style:style style:name="T86" style:family="text">
      <style:text-properties fo:font-size="11pt" officeooo:rsid="001e5fb6" style:font-size-asian="11pt" style:font-weight-asian="bold" style:font-size-complex="11pt" style:font-weight-complex="bold"/>
    </style:style>
    <style:style style:name="T87" style:family="text">
      <style:text-properties fo:font-size="11pt" officeooo:rsid="001f8d5b" style:font-size-asian="11pt" style:font-weight-asian="bold" style:font-size-complex="11pt" style:font-weight-complex="bold"/>
    </style:style>
    <style:style style:name="T88" style:family="text">
      <style:text-properties fo:font-size="11pt" officeooo:rsid="0022b0b9" style:font-size-asian="11pt" style:font-weight-asian="bold" style:font-size-complex="11pt" style:font-weight-complex="bold"/>
    </style:style>
    <style:style style:name="T89" style:family="text">
      <style:text-properties fo:font-size="11pt" fo:font-style="normal" fo:font-weight="bold" officeooo:rsid="00169ccf" style:font-size-asian="11pt" style:font-style-asian="normal" style:font-weight-asian="bold" style:font-size-complex="11pt" style:font-style-complex="normal" style:font-weight-complex="bold"/>
    </style:style>
    <style:style style:name="T90" style:family="text">
      <style:text-properties fo:font-size="11pt" fo:font-style="normal" officeooo:rsid="00169ccf" style:font-size-asian="11pt" style:font-style-asian="normal" style:font-size-complex="11pt" style:font-style-complex="normal"/>
    </style:style>
    <style:style style:name="T91" style:family="text">
      <style:text-properties fo:font-size="11pt" fo:font-weight="bold"/>
    </style:style>
    <style:style style:name="T92" style:family="text">
      <style:text-properties fo:font-size="11pt" fo:font-weight="bold" style:font-size-asian="11pt" style:font-weight-asian="bold" style:font-size-complex="11pt" style:font-weight-complex="bold"/>
    </style:style>
    <style:style style:name="T93" style:family="text">
      <style:text-properties fo:font-size="11pt" fo:font-weight="bold" officeooo:rsid="00169ccf" style:font-size-asian="11pt" style:font-weight-asian="bold" style:font-size-complex="11pt" style:font-weight-complex="bold"/>
    </style:style>
    <style:style style:name="T94" style:family="text">
      <style:text-properties fo:font-size="11pt" fo:font-weight="bold" officeooo:rsid="001d882f" style:font-size-asian="11pt" style:font-weight-asian="bold" style:font-size-complex="11pt" style:font-weight-complex="bold"/>
    </style:style>
    <style:style style:name="T95" style:family="text">
      <style:text-properties fo:font-size="11pt" fo:font-weight="bold" officeooo:rsid="001e5fb6" style:font-size-asian="11pt" style:font-weight-asian="bold" style:font-size-complex="11pt" style:font-weight-complex="bold"/>
    </style:style>
    <style:style style:name="T96" style:family="text">
      <style:text-properties fo:font-size="11pt" fo:font-weight="bold" officeooo:rsid="001f8d5b" style:font-size-asian="11pt" style:font-weight-asian="bold" style:font-size-complex="11pt" style:font-weight-complex="bold"/>
    </style:style>
    <style:style style:name="T97" style:family="text">
      <style:text-properties fo:font-size="11pt" fo:font-weight="bold" officeooo:rsid="0022b0b9" style:font-size-asian="11pt" style:font-weight-asian="bold" style:font-size-complex="11pt" style:font-weight-complex="bold"/>
    </style:style>
    <style:style style:name="T98" style:family="text">
      <style:text-properties fo:font-size="11pt" fo:font-weight="bold" officeooo:rsid="0025bf3c" style:font-size-asian="11pt" style:font-weight-asian="bold" style:font-size-complex="11pt" style:font-weight-complex="bold"/>
    </style:style>
    <style:style style:name="T99" style:family="text">
      <style:text-properties fo:font-size="11pt" fo:font-weight="bold" officeooo:rsid="001f8d5b"/>
    </style:style>
    <style:style style:name="T100" style:family="text">
      <style:text-properties fo:font-size="11pt" fo:font-weight="bold" officeooo:rsid="0025bf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9">1.Rejestracja :</text:span><text:span text:style-name="T93"> <text:s/></text:span><text:a xlink:type="simple" xlink:href="http://localhost:8081/user/registration" text:style-name="Internet_20_link" text:visited-style-name="Visited_20_Internet_20_Link">http://localhost:8081/user/registration</text:a><text:span text:style-name="T27"> method POST </text:span><text:span text:style-name="T28">(@Request Body UserDto)</text:span></text:p>
      <text:p text:style-name="P36"><text:span text:style-name="T1">{</text:span></text:p>
      <text:p text:style-name="P36"><text:span text:style-name="T1"><text:tab/>"username":"user",</text:span></text:p>
      <text:p text:style-name="P36"><text:span text:style-name="T1"><text:tab/>"name":"admin",</text:span></text:p>
      <text:p text:style-name="P36"><text:span text:style-name="T1"><text:tab/>"surname":"admin",</text:span></text:p>
      <text:p text:style-name="P36"><text:span text:style-name="T1"><text:tab/>"email":"jurekr9.8@gmail.com",</text:span></text:p>
      <text:p text:style-name="P36"><text:span text:style-name="T1"><text:tab/>"password":"pass",</text:span></text:p>
      <text:p text:style-name="P36"><text:span text:style-name="T1"><text:tab/>"matchingPassword":"pass"</text:span></text:p>
      <text:p text:style-name="P36"><text:span text:style-name="T1">}</text:span></text:p>
      <text:p text:style-name="P37"><text:span text:style-name="T1">Zwraca Success lub Error;</text:span></text:p>
      <text:p text:style-name="P37"><text:span text:style-name="T1"/></text:p>
      <text:p text:style-name="P8"><text:span text:style-name="T27">2.Logowanie: </text:span><text:a xlink:type="simple" xlink:href="http://localhost:8081/login" text:style-name="Internet_20_link" text:visited-style-name="Visited_20_Internet_20_Link">http://localhost:8081/login</text:a><text:span text:style-name="T27"> method POST </text:span><text:span text:style-name="T28">(@Request Body LoginDto)</text:span></text:p>
      <text:p text:style-name="P37"><text:span text:style-name="T1">{</text:span></text:p>
      <text:p text:style-name="P37"><text:span text:style-name="T1"><text:tab/>"username":"user",</text:span></text:p>
      <text:p text:style-name="P37"><text:span text:style-name="T1"><text:tab/>"password":"pass"</text:span></text:p>
      <text:p text:style-name="P37"><text:span text:style-name="T1">}</text:span></text:p>
      <text:p text:style-name="P37">Zwraca success z tokenem albo invalid username I password</text:p>
      <text:p text:style-name="P37"/>
      <text:p text:style-name="P9"><text:span text:style-name="T76">3.Dodanie Eventu: </text:span><text:a xlink:type="simple" xlink:href="http://localhost:8081/event" text:style-name="Internet_20_link" text:visited-style-name="Visited_20_Internet_20_Link">http://localhost:8081/event</text:a><text:span text:style-name="T29"> method POST </text:span><text:span text:style-name="T30">(@Request Body EventDto)</text:span></text:p>
      <text:p text:style-name="P37">{</text:p>
      <text:p text:style-name="P37"><text:tab/>"name":"XYZ",</text:p>
      <text:p text:style-name="P37"><text:tab/>"startDate":"2020-01-31",</text:p>
      <text:p text:style-name="P37"><text:tab/>"address":{</text:p>
      <text:p text:style-name="P37"><text:tab/><text:tab/>"country":"Poland",</text:p>
      <text:p text:style-name="P37"><text:tab/><text:tab/>"city":"Gdansk",</text:p>
      <text:p text:style-name="P37"><text:tab/><text:tab/>"street":"Blotna",</text:p>
      <text:p text:style-name="P37"><text:tab/><text:tab/>"postcode":"312-33",</text:p>
      <text:p text:style-name="P37"><text:tab/><text:tab/>"number":"2"</text:p>
      <text:p text:style-name="P37"><text:tab/>}</text:p>
      <text:p text:style-name="P37">}</text:p>
      <text:p text:style-name="P10"><text:span text:style-name="T84">4.Wyswietlenie wszystkich Eventow </text:span><text:a xlink:type="simple" xlink:href="http://localhost:8081/event" text:style-name="Internet_20_link" text:visited-style-name="Visited_20_Internet_20_Link">http://localhost:8081/event</text:a><text:span text:style-name="T35"> method GET</text:span></text:p>
      <text:p text:style-name="P36"><text:span text:style-name="T1">Przykladowy wydruk: </text:span></text:p>
      <text:p text:style-name="P13">[</text:p>
      <text:p text:style-name="P18">    <text:span text:style-name="T64">{</text:span></text:p>
      <text:p text:style-name="P18">        <text:span text:style-name="T64">"event_id": 2,</text:span></text:p>
      <text:p text:style-name="P18">        <text:span text:style-name="T64">"address": {</text:span></text:p>
      <text:p text:style-name="P18">            <text:span text:style-name="T64">"address_id": 2,</text:span></text:p>
      <text:p text:style-name="P18">            <text:span text:style-name="T64">"country": "Poland",</text:span></text:p>
      <text:p text:style-name="P18">            <text:span text:style-name="T64">"city": "Koscierzyna",</text:span></text:p>
      <text:p text:style-name="P18">            <text:span text:style-name="T64">"postcode": "AXB",</text:span></text:p>
      <text:p text:style-name="P18">            <text:span text:style-name="T64">"street": "Dluga",</text:span></text:p>
      <text:p text:style-name="P18">            <text:span text:style-name="T64">"number": "2"</text:span></text:p>
      <text:p text:style-name="P18">        <text:span text:style-name="T64">},</text:span></text:p>
      <text:p text:style-name="P18">        <text:span text:style-name="T64">"games": [],</text:span></text:p>
      <text:p text:style-name="P18">        <text:span text:style-name="T64">"name": "urodzinki",</text:span></text:p>
      <text:p text:style-name="P18">        <text:span text:style-name="T64">"startDate": "2020-05-10"</text:span></text:p>
      <text:p text:style-name="P18">    <text:span text:style-name="T64">},</text:span></text:p>
      <text:p text:style-name="P18">    <text:span text:style-name="T64">{</text:span></text:p>
      <text:p text:style-name="P18">        <text:span text:style-name="T64">"event_id": 3,</text:span></text:p>
      <text:p text:style-name="P18">        <text:span text:style-name="T64">"address": {</text:span></text:p>
      <text:p text:style-name="P18">            <text:span text:style-name="T64">"address_id": 3,</text:span></text:p>
      <text:p text:style-name="P18"><text:soft-page-break/>            <text:span text:style-name="T64">"country": "Poland",</text:span></text:p>
      <text:p text:style-name="P18">            <text:span text:style-name="T64">"city": "Gdansk",</text:span></text:p>
      <text:p text:style-name="P18">            <text:span text:style-name="T64">"postcode": "312-33",</text:span></text:p>
      <text:p text:style-name="P18">            <text:span text:style-name="T64">"street": "Blotna",</text:span></text:p>
      <text:p text:style-name="P18">            <text:span text:style-name="T64">"number": "2"</text:span></text:p>
      <text:p text:style-name="P18">        <text:span text:style-name="T64">},</text:span></text:p>
      <text:p text:style-name="P18">        <text:span text:style-name="T64">"games": [],</text:span></text:p>
      <text:p text:style-name="P18">        <text:span text:style-name="T64">"name": "XYZ",</text:span></text:p>
      <text:p text:style-name="P18">        <text:span text:style-name="T64">"startDate": "2020-01-31"</text:span></text:p>
      <text:p text:style-name="P18">    <text:span text:style-name="T64">}]</text:span></text:p>
      <text:p text:style-name="P37"/>
      <text:p text:style-name="P11"><text:span text:style-name="T77">5</text:span><text:span text:style-name="T76">.Wyswietlenie d</text:span><text:a xlink:type="simple" xlink:href="http://localhost:8081/event" text:style-name="Internet_20_link" text:visited-style-name="Visited_20_Internet_20_Link"><text:span text:style-name="T29">an</text:span></text:a><text:a xlink:type="simple" xlink:href="http://localhost:8081/event" text:style-name="Internet_20_link" text:visited-style-name="Visited_20_Internet_20_Link"><text:span text:style-name="T31">ego eventu ht</text:span></text:a><text:a xlink:type="simple" xlink:href="http://localhost:8081/event" text:style-name="Internet_20_link" text:visited-style-name="Visited_20_Internet_20_Link"><text:span text:style-name="T29">tp://localhost:8081/event</text:span></text:a><text:span text:style-name="T29">/</text:span><text:span text:style-name="T31">{id}</text:span><text:span text:style-name="T29"> method GET</text:span></text:p>
      <text:p text:style-name="P39"><text:span text:style-name="T1">(@PathVariable </text:span><text:span text:style-name="T18">Integer </text:span><text:span text:style-name="T1">id)</text:span></text:p>
      <text:p text:style-name="P38"><text:span text:style-name="T1"/></text:p>
      <text:p text:style-name="P12"><text:span text:style-name="T29">Przyklad dla <text:s/></text:span><text:a xlink:type="simple" xlink:href="http://localhost:8081/event/2" text:style-name="Internet_20_link" text:visited-style-name="Visited_20_Internet_20_Link">ht</text:a><text:a xlink:type="simple" xlink:href="http://localhost:8081/event/2" text:style-name="Internet_20_link" text:visited-style-name="Visited_20_Internet_20_Link"><text:span text:style-name="T32">tp://localhost:8081/event/</text:span></text:a><text:a xlink:type="simple" xlink:href="http://localhost:8081/event/2" text:style-name="Internet_20_link" text:visited-style-name="Visited_20_Internet_20_Link"><text:span text:style-name="T29">2</text:span></text:a><text:span text:style-name="T29">:</text:span></text:p>
      <text:p text:style-name="P14"><text:span text:style-name="T39">{</text:span></text:p>
      <text:p text:style-name="P18">    <text:span text:style-name="T64">"event_id": 2,</text:span></text:p>
      <text:p text:style-name="P18">    <text:span text:style-name="T64">"address": {</text:span></text:p>
      <text:p text:style-name="P18">        <text:span text:style-name="T64">"address_id": 2,</text:span></text:p>
      <text:p text:style-name="P18">        <text:span text:style-name="T64">"country": "Poland",</text:span></text:p>
      <text:p text:style-name="P18">        <text:span text:style-name="T64">"city": "Koscierzyna",</text:span></text:p>
      <text:p text:style-name="P18">        <text:span text:style-name="T64">"postcode": "AXB",</text:span></text:p>
      <text:p text:style-name="P18">        <text:span text:style-name="T64">"street": "Dluga",</text:span></text:p>
      <text:p text:style-name="P18">        <text:span text:style-name="T64">"number": "2"</text:span></text:p>
      <text:p text:style-name="P18">    <text:span text:style-name="T64">},</text:span></text:p>
      <text:p text:style-name="P18">    <text:span text:style-name="T64">"games": [],</text:span></text:p>
      <text:p text:style-name="P18">    <text:span text:style-name="T64">"name": "urodzinki",</text:span></text:p>
      <text:p text:style-name="P18">    <text:span text:style-name="T64">"startDate": "2020-05-10"</text:span></text:p>
      <text:p text:style-name="P15">}</text:p>
      <text:p text:style-name="P19"><text:span text:style-name="T42">6.Dodanie uzytkownika do eventu </text:span><text:span text:style-name="T45">(tylko admin eventu)</text:span></text:p>
      <text:p text:style-name="P19"><text:span text:style-name="T42"><text:s/></text:span><text:span text:style-name="T1">http://localhost:8081/event/</text:span><text:span text:style-name="T17">{id}</text:span><text:span text:style-name="T1">/user?username=</text:span><text:span text:style-name="T42"> method POST </text:span><text:span text:style-name="T43">(@PathVariable</text:span><text:span text:style-name="T44"> Integer</text:span><text:span text:style-name="T43"> id, @RequestParam </text:span><text:span text:style-name="T44">String</text:span><text:span text:style-name="T43"> username)</text:span></text:p>
      <text:p text:style-name="P20"><text:span text:style-name="T42"/></text:p>
      <text:p text:style-name="P16"><text:span text:style-name="T48">7.</text:span><text:span text:style-name="T49">Wyswietlenie wszystkich uzytkownikow z eventu </text:span><text:a xlink:type="simple" xlink:href="http://localhost:8081/event/3/user" text:style-name="Internet_20_link" text:visited-style-name="Visited_20_Internet_20_Link"><text:span text:style-name="T35">http://localhost:8081/event/</text:span></text:a><text:a xlink:type="simple" xlink:href="http://localhost:8081/event/3/user" text:style-name="Internet_20_link" text:visited-style-name="Visited_20_Internet_20_Link"><text:span text:style-name="T36">{id]</text:span></text:a><text:a xlink:type="simple" xlink:href="http://localhost:8081/event/3/user" text:style-name="Internet_20_link" text:visited-style-name="Visited_20_Internet_20_Link"><text:span text:style-name="T35">/user</text:span></text:a><text:span text:style-name="T37"> method GET </text:span><text:span text:style-name="T36">(@PathVariable id)(</text:span></text:p>
      <text:p text:style-name="P21"><text:span text:style-name="T16"/></text:p>
      <text:p text:style-name="P19"><text:span text:style-name="T16">8.Usuniecie uzytkownika z eventu </text:span><text:span text:style-name="T19">(Tylko admin eventu)</text:span></text:p>
      <text:p text:style-name="P17"><text:a xlink:type="simple" xlink:href="http://localhost:8081/event/3/user?userToDeleteId=2" text:style-name="Internet_20_link" text:visited-style-name="Visited_20_Internet_20_Link"><text:span text:style-name="T35">http://localhost:8081/event/</text:span></text:a><text:a xlink:type="simple" xlink:href="http://localhost:8081/event/3/user?userToDeleteId=2" text:style-name="Internet_20_link" text:visited-style-name="Visited_20_Internet_20_Link"><text:span text:style-name="T36">{id}</text:span></text:a><text:a xlink:type="simple" xlink:href="http://localhost:8081/event/3/user?userToDeleteId=2" text:style-name="Internet_20_link" text:visited-style-name="Visited_20_Internet_20_Link"><text:span text:style-name="T35">/user?userToDeleteId=</text:span></text:a><text:span text:style-name="T37"> method DELETE </text:span><text:span text:style-name="T36">(@PathVariable </text:span><text:span text:style-name="T38">Integer</text:span><text:span text:style-name="T36"> id, @RequestParam </text:span><text:span text:style-name="T38">Long</text:span><text:span text:style-name="T36"> userTodeleteId)</text:span></text:p>
      <text:p text:style-name="P21"><text:span text:style-name="T17"/></text:p>
      <text:p text:style-name="P22"><text:span text:style-name="T1">9.Dodanie produktu nieistniejącego do Eventu</text:span></text:p>
      <text:p text:style-name="P23"><text:a xlink:type="simple" xlink:href="http://localhost:8081/event/" text:style-name="Internet_20_link" text:visited-style-name="Visited_20_Internet_20_Link"><text:span text:style-name="T92">http://localhost:8081/event/</text:span></text:a><text:span text:style-name="T94">{id}</text:span><text:span text:style-name="T92">/productNew </text:span><text:span text:style-name="T94">method POST (@Request Body ProductDto, @PathVariable id)</text:span></text:p>
      <text:p text:style-name="P29"/>
      <text:p text:style-name="P30"><text:span text:style-name="T72">{</text:span></text:p>
      <text:p text:style-name="P30"><text:span text:style-name="T72"><text:tab/><text:tab/>"name":"Fanta",</text:span></text:p>
      <text:p text:style-name="P30"><text:span text:style-name="T72"><text:tab/><text:tab/>"price":"3.2",</text:span></text:p>
      <text:p text:style-name="P30"><text:span text:style-name="T72"><text:tab/><text:tab/>"productCategory":"Drinks"</text:span></text:p>
      <text:p text:style-name="P30"><text:span text:style-name="T72">}</text:span></text:p>
      <text:p text:style-name="P30"><text:span text:style-name="T72">1</text:span>0.Wyświetleine produktów aktualnie zalogowanego użytkownika w danym eventcie:</text:p>
      <text:p text:style-name="P24"><text:a xlink:type="simple" xlink:href="http://localhost:8081/event/3/myproducts" text:style-name="Internet_20_link" text:visited-style-name="Visited_20_Internet_20_Link"><text:span text:style-name="T92">http://localhost:8081/event/{id}/myproducts</text:span></text:a><text:span text:style-name="T92"> method GET (@PathVariable Integer id)</text:span></text:p>
      <text:p text:style-name="P30"/>
      <text:p text:style-name="P30"><text:soft-page-break/>11.Wyświetlenie produktów danego użytkownika w danym eventcie</text:p>
      <text:p text:style-name="P24"><text:a xlink:type="simple" xlink:href="http://localhost:8081/event/" text:style-name="Internet_20_link" text:visited-style-name="Visited_20_Internet_20_Link"><text:span text:style-name="T92">http://localhost:8081/event/</text:span></text:a><text:span text:style-name="T95">{event_id}</text:span><text:span text:style-name="T92">/user/</text:span><text:span text:style-name="T95">{user_id}</text:span><text:span text:style-name="T92">/products </text:span><text:span text:style-name="T95">method GET (@PathVariable Integer event_id, @PathVariable Long user_id)</text:span></text:p>
      <text:p text:style-name="P30"/>
      <text:p text:style-name="P32"><text:span text:style-name="T73">12.Wyświetl wszystkie produktu w evencie</text:span></text:p>
      <text:p text:style-name="P25"><text:span text:style-name="T96"><text:s/></text:span><text:a xlink:type="simple" xlink:href="http://localhost:8081/event/" text:style-name="Internet_20_link" text:visited-style-name="Visited_20_Internet_20_Link"><text:span text:style-name="T92">http://localhost:8081/event/</text:span></text:a><text:span text:style-name="T96">{id}</text:span><text:span text:style-name="T92">/product </text:span><text:span text:style-name="T96">method GET (@PathVariable Integer event_id)</text:span></text:p>
      <text:p text:style-name="P32"/>
      <text:p text:style-name="P33"><text:span text:style-name="T74">1</text:span>3.Usunięcie Eventu (może to zrobić tylko admin eventu)</text:p>
      <text:p text:style-name="P26"><text:a xlink:type="simple" xlink:href="http://localhost:8081/event/" text:style-name="Internet_20_link" text:visited-style-name="Visited_20_Internet_20_Link"><text:span text:style-name="T92">http://localhost:8081/event/</text:span></text:a><text:span text:style-name="T92">{id} method DELETE (@PathVariable Integer event_id)</text:span></text:p>
      <text:p text:style-name="P27"><text:span text:style-name="T92"/></text:p>
      <text:p text:style-name="P27"><text:a xlink:type="simple" xlink:href="http://localhost:8081/event/" text:style-name="Internet_20_link" text:visited-style-name="Visited_20_Internet_20_Link"><text:span text:style-name="T92"/></text:a></text:p>
      <text:p text:style-name="P35">14.Dodanie istniejącego produktu do eventu</text:p>
      <text:p text:style-name="P27"><text:a xlink:type="simple" xlink:href="http://localhost:8081/event/" text:style-name="Internet_20_link" text:visited-style-name="Visited_20_Internet_20_Link"><text:span text:style-name="T92">http://localhost:8081/event/</text:span></text:a><text:span text:style-name="T92">{id}/product?productId= (@RequestParam Integer productId,@PathVariable Integer id)</text:span></text:p>
      <text:p text:style-name="P34"/>
      <text:p text:style-name="P6">15. Dodanie użytkownikowi admina (może tylko admin <text:span text:style-name="T75">eventu</text:span>)</text:p>
      <text:p text:style-name="P2"><text:span text:style-name="T97">h</text:span><text:a xlink:type="simple" xlink:href="http://localhost:8081/event/" text:style-name="Internet_20_link" text:visited-style-name="Visited_20_Internet_20_Link"><text:span text:style-name="T92">ttp://localhost:8081/event/</text:span></text:a><text:a xlink:type="simple" xlink:href="http://localhost:8081/event/3/user/2/grantAdmin" text:style-name="Internet_20_link" text:visited-style-name="Visited_20_Internet_20_Link"><text:span text:style-name="T97">{event_id}</text:span></text:a><text:a xlink:type="simple" xlink:href="http://localhost:8081/event/3/user/2/grantAdmin" text:style-name="Internet_20_link" text:visited-style-name="Visited_20_Internet_20_Link"><text:span text:style-name="T92">/user/</text:span></text:a><text:a xlink:type="simple" xlink:href="http://localhost:8081/event/3/user/2/grantAdmin" text:style-name="Internet_20_link" text:visited-style-name="Visited_20_Internet_20_Link"><text:span text:style-name="T97">{user_id}</text:span></text:a><text:a xlink:type="simple" xlink:href="http://localhost:8081/event/3/user/2/grantAdmin" text:style-name="Internet_20_link" text:visited-style-name="Visited_20_Internet_20_Link"><text:span text:style-name="T92">/grantAdmin</text:span></text:a></text:p>
      <text:p text:style-name="P4">method PUT (@PathVariable Integer event_id, @PathVariable Long user_id)</text:p>
      <text:p text:style-name="P4"/>
      <text:p text:style-name="P4">16.Daj Id zalogowanego aktualnie użytkownika </text:p>
      <text:p text:style-name="P2"><text:a xlink:type="simple" xlink:href="http://localhost:8081/currentUserId" text:style-name="Internet_20_link" text:visited-style-name="Visited_20_Internet_20_Link"><text:span text:style-name="T97">h</text:span></text:a><text:a xlink:type="simple" xlink:href="http://localhost:8081/currentUserId" text:style-name="Internet_20_link" text:visited-style-name="Visited_20_Internet_20_Link"><text:span text:style-name="T92">ttp://localhost:8081/</text:span></text:a><text:a xlink:type="simple" xlink:href="http://localhost:8081/currentUserId" text:style-name="Internet_20_link" text:visited-style-name="Visited_20_Internet_20_Link"><text:span text:style-name="T97">currentUserId</text:span></text:a><text:span text:style-name="T97"> method GET</text:span></text:p>
      <text:p text:style-name="P5"/>
      <text:p text:style-name="P4">17.Dodaj produkt do bazy ogólnej (ONLY ADMIN)</text:p>
      <text:p text:style-name="P2"><text:a xlink:type="simple" xlink:href="http://localhost:8081/product" text:style-name="Internet_20_link" text:visited-style-name="Visited_20_Internet_20_Link"><text:span text:style-name="T97">h</text:span></text:a><text:a xlink:type="simple" xlink:href="http://localhost:8081/product" text:style-name="Internet_20_link" text:visited-style-name="Visited_20_Internet_20_Link"><text:span text:style-name="T92">ttp://localhost:8081/</text:span></text:a><text:a xlink:type="simple" xlink:href="http://localhost:8081/product" text:style-name="Internet_20_link" text:visited-style-name="Visited_20_Internet_20_Link"><text:span text:style-name="T97">product</text:span></text:a><text:span text:style-name="T97"> method POST (@RequestBody ProductDto)</text:span></text:p>
      <text:p text:style-name="P5"/>
      <text:p text:style-name="P31"><text:span text:style-name="T72">{</text:span></text:p>
      <text:p text:style-name="P31"><text:span text:style-name="T72"><text:tab/><text:tab/>"name":"Fanta",</text:span></text:p>
      <text:p text:style-name="P31"><text:span text:style-name="T72"><text:tab/><text:tab/>"price":"3.2",</text:span></text:p>
      <text:p text:style-name="P31"><text:span text:style-name="T72"><text:tab/><text:tab/>"productCategory":"Drinks"</text:span></text:p>
      <text:p text:style-name="P31"><text:span text:style-name="T72">}</text:span></text:p>
      <text:p text:style-name="P4">18.Wyświetl wszystkie produkty (ONLY ADMIN)</text:p>
      <text:p text:style-name="P2"><text:a xlink:type="simple" xlink:href="http://localhost:8081/product" text:style-name="Internet_20_link" text:visited-style-name="Visited_20_Internet_20_Link"><text:span text:style-name="T97">h</text:span></text:a><text:a xlink:type="simple" xlink:href="http://localhost:8081/product" text:style-name="Internet_20_link" text:visited-style-name="Visited_20_Internet_20_Link"><text:span text:style-name="T92">ttp://localhost:8081/</text:span></text:a><text:a xlink:type="simple" xlink:href="http://localhost:8081/product" text:style-name="Internet_20_link" text:visited-style-name="Visited_20_Internet_20_Link"><text:span text:style-name="T97">product</text:span></text:a><text:span text:style-name="T97"> method GET</text:span></text:p>
      <text:p text:style-name="P2"><text:span text:style-name="T97"/></text:p>
      <text:p text:style-name="P3"><text:span text:style-name="T97">1</text:span><text:span text:style-name="T92">9.Usuń product z Eventu </text:span><text:span text:style-name="T98">(DO POPRAWIENIA JESZCE )</text:span></text:p>
      <text:p text:style-name="P3"><text:span text:style-name="T98"/></text:p>
      <text:p text:style-name="P28"><text:span text:style-name="T99"><text:s/></text:span><text:a xlink:type="simple" xlink:href="http://localhost:8081/event/" text:style-name="Internet_20_link" text:visited-style-name="Visited_20_Internet_20_Link"><text:span text:style-name="T91">http://localhost:8081/event/</text:span></text:a><text:span text:style-name="T99">{id}</text:span><text:span text:style-name="T91">/product?</text:span><text:span text:style-name="T100">productToDeleteId=</text:span><text:span text:style-name="T91"> </text:span><text:span text:style-name="T99">method </text:span><text:span text:style-name="T100">DELETE</text:span><text:span text:style-name="T99"> (@PathVariable Integer event_id, </text:span><text:span text:style-name="T100">@RequestParam Integer productToDeleteId</text:span><text:span text:style-name="T99">)</text:span></text:p>
      <text:p text:style-name="P4"/>
      <text:p text:style-name="P33"/>
      <text:p text:style-name="P33"/>
      <text:p text:style-name="P26"><text:span text:style-name="T54"/></text:p>
      <text:p text:style-name="P24"><text:span text:style-name="T54"/></text:p>
      <text:p text:style-name="P16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variant="normal" fo:text-transform="none" fo:color="#505050" style:font-name="OpenSans" fo:font-size="9pt" fo:letter-spacing="normal" fo:font-style="normal" fo:font-weight="normal" officeooo:rsid="00211bc5" officeooo:paragraph-rsid="00211bc5"/>
    </style:style>
    <style:style style:name="M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fba3a" officeooo:paragraph-rsid="0022b0b9"/>
    </style:style>
    <style:style style:name="MT1" style:family="text">
      <style:text-properties fo:font-size="10pt" style:font-size-asian="10pt" style:font-weight-asian="bold" style:font-size-complex="1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03:35.427157266</meta:creation-date>
    <dc:date>2020-01-13T18:55:04.903702691</dc:date>
    <meta:editing-duration>PT19M1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114" meta:word-count="348" meta:character-count="3974" meta:non-whitespace-character-count="3371"/>
  </office:meta>
</office:document-meta>
</file>